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style:style style:name="P5" style:family="paragraph" style:parent-style-name="Standard" style:list-style-name="L1">
      <style:paragraph-properties fo:margin-left="1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1181695868" text:style-name="L1">
        <text:list-item>
          <text:p text:style-name="P2">These all link to the same case:</text:p>
        </text:list-item>
        <text:list-item>
          <text:p text:style-name="P3">/$court/$case-number</text:p>
        </text:list-item>
        <text:list-item>
          <text:p text:style-name="P3">/$court/$case-number.pdf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login → Where to login</text:p>
        </text:list-item>
        <text:list-item>
          <text:p text:style-name="P3">/log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4">Alert creation pages:</text:p>
        </text:list-item>
        <text:list-item>
          <text:p text:style-name="P3">alert/create → Make a new alert</text:p>
        </text:list-item>
        <text:list-item>
          <text:p text:style-name="P3">alert/edit/$alertnumber → Edit or delete an alert</text:p>
        </text:list-item>
        <text:list-item>
          <text:p text:style-name="P3">alert/list → A list of all alerts (presents public alerts if not logged in, and all alerts if logged in)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popular-alerts → list of popular or impressive alerts, perhaps curated by me or Longhao, perhaps dynamically created.</text:p>
        </text:list-item>
        <text:list-item>
          <text:p text:style-name="P3"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<text:soft-page-break/>/about</text:p>
          <text:list>
            <text:list-item>
              <text:list>
                <text:list-item>
                  <text:p text:style-name="P5">/about#license – where we tell people about the code, our license, etc.</text:p>
                </text:list-item>
                <text:list-item>
                  <text:p text:style-name="P5">/about#privacy – where we have our privacy policy</text:p>
                </text:list-item>
                <text:list-item>
                  <text:p text:style-name="P5">/about#contribute – where we tell people about the code, bug reports, etc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2-06T21:45:05</dc:date>
    <dc:creator>Michael Lissner</dc:creator>
    <meta:editing-duration>PT38H49M06S</meta:editing-duration>
    <meta:editing-cycles>12</meta:editing-cycles>
    <meta:generator>OpenOffice.org/3.1$Linux OpenOffice.org_project/310m19$Build-9420</meta:generator>
    <meta:document-statistic meta:table-count="0" meta:image-count="0" meta:object-count="0" meta:page-count="2" meta:paragraph-count="33" meta:word-count="301" meta:character-count="1715"/>
  </office:meta>
</office:document-meta>
</file>